
<file path=META-INF/manifest.xml><?xml version="1.0" encoding="utf-8"?>
<!DOCTYPE manifest  PUBLIC '-//OpenOffice.org//DTD Manifest 2.0//EN'  'Manifest.dtd'>
<manifest:manifest xmlns:manifest="urn:oasis:names:tc:opendocument:xmlns:manifest:1.0">
  <manifest:file-entry manifest:media-type="application/vnd.oasis.opendocument.text" manifest:full-path="/"/>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DOCTYPE document-content  PUBLIC '-//OpenOffice.org//DTD OfficeDocument 2.0//EN'  'office.dtd'>
<?xtpipes file="oo-text.4xt"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page-layout style:name="Standard-page-layou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body>
    <office:text>
      <!--begin maketitle-->
      <text:p text:style-name="Title">GNOME SlackBuild (GSB) Website
Documentation</text:p>
      <text:p text:style-name="author">Chip Cuccio </text:p>
      <text:p text:style-name="date">11/24/2007</text:p>
      <!--end maketitle-->
      <text:p text:style-name="abstract-title">
      <text:p text:style-name="abstract">  This document explains how the GNOME SlackBuild (GSB) website was
      developed, how it works, how to maintain it, etc. This document also contains
      other general site-related information for developers of the GSB project, as
      well as web/sysadmins assigned web-related duties. This document is “living”
      - in other words, a work-in-progress.</text:p>
</text:p>
      <text:table-of-content text:name="toc" text:style-name="Sect1" text:protected="true">
        <text:table-of-content-source text:outline-level="6">
          <text:index-title-template text:style-name="Contents-Heading">Contents</text:index-title-template>
          <text:table-of-content-entry-template text:outline-level="1" text:style-name="Contents-1">
            <text:index-entry-chapter/>
            <text:index-entry-text/>
            <text:index-entry-tab-stop style:type="right" style:leader-char="."/>
            <text:index-entry-page-number/>
          </text:table-of-content-entry-template>
          <text:table-of-content-entry-template text:outline-level="2" text:style-name="Contents-2">
            <text:index-entry-chapter/>
            <text:index-entry-text/>
            <text:index-entry-tab-stop style:type="right" style:leader-char="."/>
            <text:index-entry-page-number/>
          </text:table-of-content-entry-template>
          <text:table-of-content-entry-template text:outline-level="3" text:style-name="Contents-3">
            <text:index-entry-chapter/>
            <text:index-entry-text/>
            <text:index-entry-tab-stop style:type="right" style:leader-char="."/>
            <text:index-entry-page-number/>
          </text:table-of-content-entry-template>
          <text:table-of-content-entry-template text:outline-level="4" text:style-name="Contents-4">
            <text:index-entry-chapter/>
            <text:index-entry-text/>
            <text:index-entry-tab-stop style:type="right" style:leader-char="."/>
            <text:index-entry-page-number/>
          </text:table-of-content-entry-template>
          <text:table-of-content-entry-template text:outline-level="5" text:style-name="Contents-5">
            <text:index-entry-chapter/>
            <text:index-entry-text/>
            <text:index-entry-tab-stop style:type="right" style:leader-char="."/>
            <text:index-entry-page-number/>
          </text:table-of-content-entry-template>
          <text:table-of-content-entry-template text:outline-level="6" text:style-name="Contents-6">
            <text:index-entry-chapter/>
            <text:index-entry-text/>
            <text:index-entry-tab-stop style:type="right" style:leader-char="."/>
            <text:index-entry-page-number/>
          </text:table-of-content-entry-template>
          <text:table-of-content-entry-template text:outline-level="7" text:style-name="Contents-7">
            <text:index-entry-chapter/>
            <text:index-entry-text/>
            <text:index-entry-tab-stop style:type="right" style:leader-char="."/>
            <text:index-entry-page-number/>
          </text:table-of-content-entry-template>
          <text:table-of-content-entry-template text:outline-level="8" text:style-name="Contents-8">
            <text:index-entry-chapter/>
            <text:index-entry-text/>
            <text:index-entry-tab-stop style:type="right" style:leader-char="."/>
            <text:index-entry-page-number/>
          </text:table-of-content-entry-template>
          <text:table-of-content-entry-template text:outline-level="9" text:style-name="Contents-9">
            <text:index-entry-chapter/>
            <text:index-entry-text/>
            <text:index-entry-tab-stop style:type="right" style:leader-char="."/>
            <text:index-entry-page-number/>
          </text:table-of-content-entry-template>
          <text:table-of-content-entry-template text:outline-level="10" text:style-name="Contents-10">
            <text:index-entry-chapter/>
            <text:index-entry-text/>
            <text:index-entry-tab-stop style:type="right" style:leader-char="."/>
            <text:index-entry-page-number/>
          </text:table-of-content-entry-template>
        </text:table-of-content-source>
        <text:index-body>
          <text:index-title text:style-name="Sect2" text:name="contents">
            <text:p text:style-name="Contents-Heading">Contents</text:p>
          </text:index-title>
          <text:p text:style-name="P1"><text:span text:style-name="toc-mark">1 </text:span><text:a xlink:href="#x1-10001" office:name="QQ2-1-1"/>Introduction</text:p>
          <text:p text:style-name="P1"><text:span text:style-name="toc-mark">2 </text:span><text:a xlink:href="#x1-20002" office:name="QQ2-1-2"/>Why this document?</text:p>
          <text:p text:style-name="P1"><text:span text:style-name="toc-mark">3 </text:span><text:a xlink:href="#x1-30003" office:name="QQ2-1-3"/>How the site works</text:p>
          <text:p text:style-name="P2"><text:span text:style-name="toc-mark">3.1 </text:span><text:a xlink:href="#x1-40003.1" office:name="QQ2-1-4"/>Basic
technical info</text:p>
          <text:p text:style-name="P3"><text:span text:style-name="toc-mark">3.1.1 </text:span><text:a xlink:href="#x1-50003.1.1" office:name="QQ2-1-5"/>Code review</text:p>
          <text:p text:style-name="P2"><text:span text:style-name="toc-mark">3.2 </text:span><text:a xlink:href="#x1-60003.2" office:name="QQ2-1-6"/>Style guide</text:p>
          <text:p text:style-name="P2"><text:span text:style-name="toc-mark">3.3 </text:span><text:a xlink:href="#x1-70003.3" office:name="QQ2-1-7"/>Site layout</text:p>
          <text:p text:style-name="P1"><text:span text:style-name="toc-mark">4 </text:span><text:a xlink:href="#x1-80004" office:name="QQ2-1-8"/>Helping
with the site</text:p>
          <text:p text:style-name="P2"><text:span text:style-name="toc-mark">4.1 </text:span><text:a xlink:href="#x1-90004.1" office:name="QQ2-1-9"/>News</text:p>
          <text:p text:style-name="P3"><text:span text:style-name="toc-mark">4.1.1 </text:span><text:a xlink:href="#x1-100004.1.1" office:name="QQ2-1-10"/>News style guide</text:p>
          <text:p text:style-name="P2"><text:span text:style-name="toc-mark">4.2 </text:span><text:a xlink:href="#x1-110004.2" office:name="QQ2-1-11"/>Screenshots</text:p>
          <text:p text:style-name="P2"><text:span text:style-name="toc-mark">4.3 </text:span><text:a xlink:href="#x1-120004.3" office:name="QQ2-1-12"/>Version
numbers</text:p>
          <text:p text:style-name="P2"><text:span text:style-name="toc-mark">4.4 </text:span><text:a xlink:href="#x1-130004.4" office:name="QQ2-1-13"/>Getting SVN commit access to the site</text:p>
          <text:p text:style-name="P1"><text:span text:style-name="toc-mark">5 </text:span><text:a xlink:href="#x1-140005" office:name="QQ2-1-14"/>Open to suggestions</text:p>
        </text:index-body>
      </text:table-of-content>
      <!--start of section-->
      <text:h text:style-name="Heading-2" text:outline-level="2"><text:span text:style-name="section">1  </text:span><text:a xlink:href="#QQ2-1-1" office:name="x1-10001"/>Introduction</text:h>
      <!--l. 99-->
      <text:p text:style-name="Text-body">The GNOME SlackBuild (GSB) website was initially developed by Chip Cuccio in early 2005
as a “static” website. However, it didn’t take long before we realized that we needed the site to
be a bit more dynamic. At the same token, I really didn’t want to deploy (or write) a
CMS-type of app that used some DB back-end. I wanted tiny, fast, and simple. Really, the
only key points of the website that are dynamic, are the news, version numbers, and
changelogs, and the project TODOs.
</text:p>
      <!--l. 107-->
      <text:p text:style-name="First-line-indent">  So I custom-wrote a tiny “CMS” that uses flat files as its “DB”. It’s tiny, portable (and has
been moved around from server-to-server a bunch!), and is simple for anyone to update
content. Since 2005, it’s the same code that’s been in use (with a bunch of updates and
revisions), and it still works well to this day,
</text:p>
      <!--l. 114-->
      <text:p text:style-name="Text-body">
  </text:p>
      <!--end of section-->
      <!--start of section-->
      <text:h text:style-name="Heading-2" text:outline-level="2"><text:span text:style-name="section">2  </text:span><text:a xlink:href="#QQ2-1-2" office:name="x1-20002"/>Why this document?</text:h>
      <!--l. 116-->
      <text:p text:style-name="Text-body">This document was written to help developers or web/sysadmins manage, maintain, and
continue the active development of the GSB website. Because the site was custom-written, a
good document explaining how everything works is necessary.
</text:p>
      <!--l. 122-->
      <text:p text:style-name="Text-body">
  </text:p>
      <!--end of section-->
      <!--start of section-->
      <text:h text:style-name="Heading-2" text:outline-level="2"><text:span text:style-name="section">3  </text:span><text:a xlink:href="#QQ2-1-3" office:name="x1-30003"/>How the site works</text:h>
      <!--l. 125-->
      <text:p text:style-name="Text-body">
  </text:p>
      <!--start of subsection-->
      <text:h text:style-name="Heading-3" text:outline-level="3"><text:span text:style-name="subsection">3.1  </text:span><text:a xlink:href="#QQ2-1-4" office:name="x1-40003.1"/>Basic technical info</text:h>
      <!--l. 127-->
      <text:p text:style-name="Text-body">The GSB site’s main “CMS engine” is written in PHP. The engine performs parsing/’includes’
against basic HTML templates for the content/copy in the main sections of the website. There
are some support scripts and programs, not directly related to content rendering, written in
shell and PHP as well.
</text:p>
      <!--l. 133-->
      <text:p text:style-name="First-line-indent">  The GSB site was written with strict adherence to standards, as well as, with excellent
accessibility and usability guidelines. The site renders it’s output in XHTML 1.1 (modular),
with MathML plus SVG extensions. Styling is handled by strict CSS 2.0, with no
“IE hacks”. Visitors of the site whom use IE will see the site just fine, but will not
be graced with the styling the CSS renders. The site works perfectly in modern
standards-compliant graphical browsers, as well as older legacy browsers. Additionally,
                                                                                     
                                                                                     
the XHTML output renders beautifully in text-based browsers (‘lynx‘, etc.) and
screen-readers. I designed the site intentionally, with forward-looking standards and
structure, but at the same token, it degrades nicely in non-graphical and legacy
environments. Again, IE will see the site in a degraded text-only mode, simply because
IE sucks ass, and I refuse to write CSS hacks so that it looks pretty in a shitty
browser.
</text:p>
      <!--l. 148-->
      <text:p text:style-name="First-line-indent">  It is important to note, that since the site is rendered in XHTML 1.1, the content-type on
the server side, serves the pages as “application/xhtml+xml”. This creates even more
strict-ness when writing web code - since one tiny malformation or syntax error will render the
entire page unreadable by many browsers. <text:span text:style-name="Emphasis">All pages, all the time, should validate as 100%
pure, valid XHTML 1.1</text:span> - always!
</text:p>
      <!--l. 155-->
      <text:p text:style-name="First-line-indent">  The chosen “LANG” (or “charset”) attribute used to serve the site, is UTF-8. No other
character set will do. UTF-8/Unicode is great stuff, and it’s the future.
</text:p>
      <!--l. 159-->
      <text:p text:style-name="First-line-indent">  All images on the site are in PNG format. No GIFs, no JPEGs, no TIFFs. Just PNGs.
Larger documents are in plain text, PDF, or just HTML. Documents which were written in
L<text:span text:style-name="LATEX">A</text:span>T<text:span text:style-name="TEX">E</text:span>X or other typesetting apps, then rendered to other formats, must include the original
source code in SVN. Even the images I’ve made have the source PSD files committed
to SVN. Another good example is this very document: although it was exported
to PDF, etc., it was written in LY X/L<text:span text:style-name="LATEX">A</text:span>T<text:span text:style-name="TEX">E</text:span>X - hence, the source files are in SVN.
<text:span text:style-name="Emphasis">Nothing in this site is closed-source</text:span>. Ever. It’s all in SVN for public review and
consumption.
</text:p>
      <!--l. 170-->
      <text:p text:style-name="Text-body">
  </text:p>
      <!--start of subsubsection-->
      <text:h text:style-name="Heading-4" text:outline-level="4"><text:span text:style-name="subsubsection">3.1.1   </text:span><text:a xlink:href="#QQ2-1-5" office:name="x1-50003.1.1"/>Code review</text:h>
      <!--l. 172-->
      <text:p text:style-name="Text-body">It is highly recommended that anyone who wishes to help with the website, ’checkout’ the
web code from SVN and perform a thorough code review. If you have a web server
accessible locally, you can even use the GSB site on that to debug, work on, test,
etc.
</text:p>
      <!--l. 178-->
      <text:p text:style-name="Text-body">
  </text:p>
      <!--end of subsubsection-->
      <!--end of subsection-->
      <!--start of subsection-->
      <text:h text:style-name="Heading-3" text:outline-level="3"><text:span text:style-name="subsection">3.2  </text:span><text:a xlink:href="#QQ2-1-6" office:name="x1-60003.2"/>Style guide</text:h>
      <!--l. 180-->
      <text:p text:style-name="Text-body">I’ll try and keep this short and simple. But proper structure and semantics is of utmost
importance when maintaining the GSB site. Here is the basic style guide I’ve used when
writing/maintaining the GSB site:
</text:p>
      <!--l. 185-->
      <text:p text:style-name="First-line-indent">
      </text:p>
      <text:list text:style-name="Itemize">
        <text:list-item>
          <text:p text:style-name="Inside-itemize">&lt;h1&gt; tags are reserved for the main site title and header. <text:span text:style-name="Emphasis">They cannot be used
                                                                                     
                                                                                     
      anywhere else</text:span>, and no one should have to modify the pre-defined &lt;h1&gt; header.
      </text:p>
        </text:list-item>
        <text:list-item>
          <text:p text:style-name="Inside-itemize">&lt;h2&gt; tags are reserved for page and (main) section headers. Every single page
      will have at least one &lt;h2&gt; tag. These can be modified and/or defined.
      </text:p>
        </text:list-item>
        <text:list-item>
          <text:p text:style-name="Inside-itemize">&lt;h3&gt; through &lt;h6&gt; tags are used as sub-sections and nested sub-sections, and
      <text:span text:style-name="Emphasis">must</text:span> have a “parent” tag/section above it. For example, you cannot use an &lt;h3&gt;
      tag for a page or main section header. Since &lt;h2&gt; tags are reserved for page
      and/or main section headers, &lt;h3&gt; must be structurally below &lt;h2&gt;, and so on.
      For the news section, news article titles are always enclosed in &lt;h3&gt; tags - and
      it’s automatically done by the news rendering engine (more on that later).
      </text:p>
        </text:list-item>
        <text:list-item>
          <text:p text:style-name="Inside-itemize">Ordered lists vs. unordered lists:
      <text:line-break/>Ordered lists are normally used where chronology is important, or when prefacing
      text  specifies  an  exact  number  of  forthcoming  items.  If  the  intended  content
      constitutes a list, <text:span text:style-name="Emphasis">use a list</text:span>. Of course, when appropriate, lists can be nested - even
      mixed nests (both ordered and unordered).
      </text:p>
        </text:list-item>
        <text:list-item>
          <text:p text:style-name="Inside-itemize">Paragraphs:
      <text:line-break/>Any stand-alone body of text should be enclosed in &lt;p&gt; tags. Line-breaks (&lt;br
      /&gt;) should be used conservatively. The use of &lt;div&gt; tags to enclose stand-alone
      blocks of text is strongly discouraged. If text within a paragraph or other block-level
      elements needs markup or styling, use &lt;span&gt; tags with class attributes.
      </text:p>
        </text:list-item>
        <text:list-item>
          <text:p text:style-name="Inside-itemize">Definition lists:
      <text:line-break/>Definition  lists  should  be  used  when  specifying  and  defining  terms,  or  when
      specifying figurative questions and providing answers (such as our FAQ on the
      website).
      </text:p>
        </text:list-item>
        <text:list-item>
          <text:p text:style-name="Inside-itemize">Code and pre-formatted text:
      <text:line-break/>All literal code must be enclosed in &lt;code&gt; and &lt;pre&gt; tags. Short snippets of
      code should be enclosed in &lt;code&gt; tags, while larger blocks of code should be
                                                                                     
                                                                                     
      enclosed in &lt;pre&gt; tags. <text:span text:style-name="Emphasis">Do not</text:span> enclose &lt;pre&gt; blocks of text within any other
      block-level element.
      </text:p>
        </text:list-item>
        <text:list-item>
          <text:p text:style-name="Inside-itemize">HTML Entities:
      <text:line-break/>Escape HTML entities! For example, “&lt;” must be coded as &amp;lt; - otherwise the
      page will be malformed and will not load in many user agents.
      </text:p>
        </text:list-item>
        <text:list-item>
          <text:p text:style-name="Inside-itemize">URIs:
      <text:line-break/>Links should never be verbs (e.g.: no “click here”). Literal URIs, whether linked or
      unlinked should be enclosed within brackets - e.g.: &lt;http://gnomeslackbuild.org&gt;.
      </text:p>
        </text:list-item>
        <text:list-item>
          <text:p text:style-name="Inside-itemize">Quotes:
      <text:line-break/>Short  quotes  should  always  be  wrapped  in  &lt;q&gt;  tags.  Never  wrap  quotes  in
      quotation marks when using the &lt;q&gt; tag! For larger blocks of quotes, enclose them
      in &lt;blockquote&gt; tags. Additional block-level elements are permitted and within
      &lt;blockquote&gt; elements.
      </text:p>
          <text:p text:style-name="Inside-itemize">
           </text:p>
          <text:list text:style-name="Itemize">
            <text:list-item>
              <text:p text:style-name="Inside-itemize">Citing:
           <text:line-break/>When     using     &lt;q&gt;     and/or     &lt;blockquote&gt;     tags     and     quoting
           something/someone, if possible, utilize the ’cite’ attribute within the tag.</text:p>
            </text:list-item>
          </text:list>
        </text:list-item>
        <text:list-item>
          <text:p text:style-name="Inside-itemize">Tables should only be used to present <text:span text:style-name="Emphasis">tabular data</text:span>. They are never to be used to
      handle/render layout. Ever!</text:p>
        </text:list-item>
      </text:list>
      <!--l. 243-->
      <text:p text:style-name="Text-body">
  </text:p>
      <!--end of subsection-->
      <!--start of subsection-->
      <text:h text:style-name="Heading-3" text:outline-level="3"><text:span text:style-name="subsection">3.3  </text:span><text:a xlink:href="#QQ2-1-7" office:name="x1-70003.3"/>Site layout</text:h>
      <!--l. 245-->
      <text:p text:style-name="Text-body">The layout of the site is quite simple:
</text:p>
      <!--l. 247-->
      <text:p text:style-name="First-line-indent">
                                                                                     
                                                                                     
      </text:p>
      <text:list text:style-name="Itemize">
        <text:list-item>
          <text:p text:style-name="Inside-itemize">Homepage
      </text:p>
        </text:list-item>
        <text:list-item>
          <text:p text:style-name="Inside-itemize">Sections
      </text:p>
          <text:p text:style-name="Inside-itemize">
           </text:p>
          <text:list text:style-name="Itemize">
            <text:list-item>
              <text:p text:style-name="Inside-itemize">Subsections</text:p>
            </text:list-item>
          </text:list>
        </text:list-item>
      </text:list>
      <!--l. 255-->
      <text:p text:style-name="Text-body">And that’s about it. I try to keep sections only two levels deep maximum, so not to lose folks.
There’s no search facility on the site, because it’s so small, and because Google can do it
anyway.
</text:p>
      <!--l. 260-->
      <text:p text:style-name="Text-body">
  </text:p>
      <!--end of subsection-->
      <!--end of section-->
      <!--start of section-->
      <text:h text:style-name="Heading-2" text:outline-level="2"><text:span text:style-name="section">4  </text:span><text:a xlink:href="#QQ2-1-8" office:name="x1-80004"/>Helping with the site</text:h>
      <!--l. 262-->
      <text:p text:style-name="Text-body">I won’t get into detail as to how the site’s CMS engine works, because as a web hacker, it’s
your job to figure it out. Folks not familiar with PHP/HTML/CSS/etc. should not express
interest in maintaining the site - ’cause you’ll just be denied. We need experienced folks to
help.
</text:p>
      <!--l. 268-->
      <text:p text:style-name="First-line-indent">  But I will cover a few basic, yet important aspect of the site, where maintaining content and
a few other things is ridiculously easy.
</text:p>
      <!--l. 272-->
      <text:p text:style-name="Text-body">
  </text:p>
      <!--start of subsection-->
      <text:h text:style-name="Heading-3" text:outline-level="3"><text:span text:style-name="subsection">4.1  </text:span><text:a xlink:href="#QQ2-1-9" office:name="x1-90004.1"/>News</text:h>
      <!--l. 274-->
      <text:p text:style-name="Text-body">On the landing/home page, there’s a news section (and it’s also in it’s own main section - for
archival purposes). All of those articles are handled and maintained in a flat text file within
the &lt;docroot&gt; of the site: “news.txt”. News is displayed on the site in reverse-chronological
order (newest entry first). It’s very simple to edit/add news; by editing that one small
news.txt file.
</text:p>
      <!--l. 281-->
      <text:p text:style-name="First-line-indent">  The file is a specially-formatted text file, and is parsed by some PHP functions to display
nice and cleanly on the site.
</text:p>
      <!--l. 284-->
      <text:p text:style-name="First-line-indent">  The format of the news.txt file is as follows:
</text:p>
      <!--l. 286-->
      <text:p text:style-name="Text-body">
                                                                                     
                                                                                     
      ###
      </text:p>
      <!--l. 289-->
      <text:p text:style-name="Text-body">date-time
      </text:p>
      <!--l. 291-->
      <text:p text:style-name="Text-body">title<text:s/>of<text:s/>news<text:s/>entry
      </text:p>
      <!--l. 293-->
      <text:p text:style-name="Text-body">body<text:s/>of<text:s/>news<text:s/>entry
</text:p>
      <!--l. 295-->
      <text:p text:style-name="Text-body">The "###" text, is actually a separator, so that the PHP news function knows to parse that as
one entire "article". The body section of the news entry accepts HTML, but that is the only
place HTML is used. URIs are automatically made as links. To reference an internal URI, one
must use the following format:
</text:p>
      <!--l. 301-->
      <text:p text:style-name="Text-body">
      &lt;a<text:s/>href="/foo/"&gt;See<text:s/>the<text:s/>foo<text:s/>section&lt;/a&gt;
</text:p>
      <!--l. 304-->
      <text:p text:style-name="Text-body">Hint: Internal URIs /never/ use "http://" - ever. Reference them to the base/root of the site, as
shown in the above example.
</text:p>
      <!--l. 308-->
      <text:p text:style-name="First-line-indent">  Just open the &lt;svnroot&gt;/web/news.txt file for actual live examples used on the
site.
</text:p>
      <!--l. 312-->
      <text:p text:style-name="Text-body">
  </text:p>
      <!--start of subsubsection-->
      <text:h text:style-name="Heading-4" text:outline-level="4"><text:span text:style-name="subsubsection">4.1.1   </text:span><text:a xlink:href="#QQ2-1-10" office:name="x1-100004.1.1"/>News style guide</text:h>
      <!--l. 314-->
      <text:p text:style-name="Text-body">The news articles actually have their own style, and it’s consistent. It is important to note,
that news articles are automatically enclosed within HTML block-level elements. However, you
still must enclose blocks of text/paragraphs in block-level elements (mainly, "&lt;p&gt;"). Lists, are
OK - but header tags are not. The site news engine will handle everything else for
you.
</text:p>
      <!--l. 322-->
      <text:p text:style-name="Text-body">
  </text:p>
      <!--end of subsubsection-->
      <!--end of subsection-->
      <!--start of subsection-->
      <text:h text:style-name="Heading-3" text:outline-level="3"><text:span text:style-name="subsection">4.2  </text:span><text:a xlink:href="#QQ2-1-11" office:name="x1-110004.2"/>Screenshots</text:h>
      <!--l. 324-->
      <text:p text:style-name="Text-body">Screenshots are placed in <text:span text:style-name="texttt">‘&lt;webroot&gt;/screenies‘</text:span>. Then, a simple shell script takes care of
resizing, creating thumbnails, and adding everything to the screenshots page. After screenshots
have been dropped into the proper directory run:
</text:p>
      <!--l. 329-->
      <text:p text:style-name="Text-body">
                                                                                     
                                                                                     
      cd<text:s/>../support-scripts
      </text:p>
      <!--l. 332-->
      <text:p text:style-name="Text-body">./make-GSB-thumbs.sh
</text:p>
      <!--l. 334-->
      <text:p text:style-name="Text-body">And that’s it. Commit the changes to SVN, sync to staging, and make sure the screenshots
page/section looks and works OK (i.e.: New thumbnails should now appear on the page.
Thumbnails should be clickable links to full-size images. Full-size images should be in the
ballpark of ~800x600 resolution.)
</text:p>
      <!--l. 341-->
      <text:p text:style-name="Text-body">
  </text:p>
      <!--end of subsection-->
      <!--start of subsection-->
      <text:h text:style-name="Heading-3" text:outline-level="3"><text:span text:style-name="subsection">4.3  </text:span><text:a xlink:href="#QQ2-1-12" office:name="x1-120004.3"/>Version numbers</text:h>
      <!--l. 343-->
      <text:p text:style-name="Text-body">Version numbers are used all over the site for our project. But they only need to be
maintained/specified in one tiny file:
<text:line-break/>&lt;svnroot&gt;/web/versions.txt
</text:p>
      <!--l. 347-->
      <text:p text:style-name="First-line-indent">  The legend for the version numbers is explained in the header of that file. To reference
version numbers in the site templates (“&lt;svnroot&gt;/web/content/foo.html"):
</text:p>
      <!--l. 350-->
      <text:p text:style-name="First-line-indent">
      </text:p>
      <text:list text:style-name="Itemize">
        <text:list-item>
          <text:p text:style-name="Inside-itemize"><text:span text:style-name="texttt">&lt;?php echo $gsb_bin_stable_ver; ?&gt;</text:span>
      <text:line-break/>References the GSB actual stable binary release (tracks GNOME ver.)
      </text:p>
        </text:list-item>
        <text:list-item>
          <text:p text:style-name="Inside-itemize"><text:span text:style-name="texttt">&lt;?php echo $gsb_source_ver; ?&gt;</text:span>
      <text:line-break/>References                                         the                                         GSB
      source release. ...and so on (see &lt;svnroot&gt;web/common/versions_inc.php for all
      variables).</text:p>
        </text:list-item>
      </text:list>
      <!--l. 358-->
      <text:p text:style-name="Text-body">
  </text:p>
      <!--end of subsection-->
      <!--start of subsection-->
      <text:h text:style-name="Heading-3" text:outline-level="3"><text:span text:style-name="subsection">4.4  </text:span><text:a xlink:href="#QQ2-1-13" office:name="x1-130004.4"/>Getting SVN commit access to the site</text:h>
      <!--l. 360-->
      <text:p text:style-name="Text-body">We don’t just let any Tom Dick and Harry have SVN commit access to the site. You
must prove yourself first by submitting patches, etc. Once we’ve learned to trust
you and your work, you’ll likely be granted SVN commit access to maintain the
site.
                                                                                     
                                                                                     
</text:p>
      <!--l. 365-->
      <text:p text:style-name="First-line-indent">  Developing/maintaining the GSB website is a three step process:
</text:p>
      <!--l. 367-->
      <text:p text:style-name="First-line-indent">
      </text:p>
      <text:list text:style-name="Enumerate">
        <text:list-item>
          <text:p text:style-name="Inside-enumerate">Develop and commit to &lt;svnroot&gt;/web
      </text:p>
        </text:list-item>
        <text:list-item>
          <text:p text:style-name="Inside-enumerate">Sync the &lt;svnroot&gt;/web code to the staging site for testing, review, and approval.
      </text:p>
        </text:list-item>
        <text:list-item>
          <text:p text:style-name="Inside-enumerate">Migrate staging to production</text:p>
        </text:list-item>
      </text:list>
      <!--l. 373-->
      <text:p text:style-name="Text-body">Under no circumstances is the staging environment to be used as the development environment.
Development occurs on your own server/workstations. Staging is where we test and approve
before pushing to production.
</text:p>
      <!--l. 377-->
      <text:p text:style-name="First-line-indent">  Even to migrate the SVN web code to the staging site, you must be granted access.
</text:p>
      <!--l. 380-->
      <text:p text:style-name="First-line-indent">  To migrate SVN web code to the staging site, we use a web-based facility (written by yours
truly): &lt;magenta<text:span text:style-name="obeylines-h">http://admin.gnomeslackbuild.org</text:span>&gt;. It’s locked down, and web
developers we can trust will be granted access to the facility.
</text:p>
      <!--l. 385-->
      <text:p text:style-name="First-line-indent">  At the moment, code migrations to the production site are handled by me once it’s been
approved. I’m very picky about the site functionality and the look-n-feel, it’s just the way it
works for now.
</text:p>
      <!--l. 390-->
      <text:p text:style-name="Text-body">
  </text:p>
      <!--end of subsection-->
      <!--end of section-->
      <!--start of section-->
      <text:h text:style-name="Heading-2" text:outline-level="2"><text:span text:style-name="section">5  </text:span><text:a xlink:href="#QQ2-1-14" office:name="x1-140005"/>Open to suggestions</text:h>
      <!--l. 392-->
      <text:p text:style-name="Text-body">I should close saying that I’m always open to suggestions. I may dismiss most of them, though.
All kidding aside, I embrace ideas, feedback, and web/code hackers to help make and keep this
site as cool as the project it hosts. Thanks. </text:p>
      <!--end of section-->
    </office:text>
  </office:body>
</office:document-content>
</file>

<file path=styles.xml><?xml version="1.0" encoding="utf-8"?>
<!DOCTYPE document-styles  PUBLIC '-//OpenOffice.org//DTD OfficeDocument 2.0//EN'  'office.dtd'>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Courier" svg:font-family="Courier" style:font-family-generic="modern" style:font-pitch="fixed"/>
  </office:font-face-decls>
  <office:styles>
    <style:style style:name="clearpage" style:family="paragraph" style:parent-style-name="Text-body">
      <style:paragraph-properties fo:break-before="page"/>
    </style:style>
    <style:style style:name="hline-p-hr" style:family="paragraph">
      <style:paragraph-properties fo:padding="0.00001cm" fo:margin-top="0.00001cm" fo:margin-bottom="0.00001cm" fo:border-left="none" fo:border-right="none" fo:border-top="none" fo:line-height="0.01cm" fo:border-bottom="0.01cm solid #000000"/>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mml-inline" style:family="graphic" style:parent-style-name="Formula">
      <style:graphic-properties style:vertical-pos="middle" style:vertical-rel="text"/>
    </style:style>
    <style:style style:name="mml-display" style:family="graphic" style:parent-style-name="Formula">
      <style:graphic-properties style:wrap="none" style:horizontal-pos="center" style:horizontal-rel="paragraph-content" fo:background-color="transparent" style:background-transparency="100%"> </style:graphic-properties>
    </style:style>
    <style:style style:name="Formula" style:family="graphic">
      <style:graphic-properties text:anchor-type="as-char" svg:y="0in" fo:margin-left="0.1mm" fo:margin-right="0.1mm" style:vertical-pos="middle" style:vertical-rel="text"/>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equation" style:family="table">
      <style:table-properties style:rel-width="88%" fo:margin-left="1cm" fo:margin-right="0cm" fo:margin-top="0.3cm" fo:margin-bottom="0.3cm" table:align="margins"/>
    </style:style>
    <style:style style:name="caption-title" style:family="text">
      <style:text-properties fo:font-style="normal" fo:font-weight="bold"/>
    </style:style>
    <style:style style:name="caption-title" style:family="text">
      <style:text-properties fo:font-style="normal" fo:font-weight="bold"/>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indent="0.499cm" style:auto-text-indent="false" fo:text-align="end" style:justify-single-word="false" style:writing-mode="rl-tb"/>
    </style:style>
    <style:style style:nam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Like-Text-body" style:family="paragraph" style:parent-style-name="Standard" style:next-style-name="First-line-indent" style:class="text" style:master-page-name="">
      <style:paragraph-properties fo:margin-top="0cm" fo:margin-bottom="0cm" fo:line-height="120%" fo:text-align="justify" style:justify-single-word="false" fo:hyphenate="true" fo:hyphenation-remain-char-count="2" fo:hyphenation-push-char-count="2" fo:hyphenation-ladder-count="no-limit" style:page-number="0"/>
    </style:style>
    <style:style style:nam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Like-Text-body-rtl" style:family="paragraph" style:parent-style-name="Standard" style:next-style-name="First-line-indent" style:class="text" style:master-page-name="">
      <style:paragraph-properties fo:margin-top="0cm" fo:margin-bottom="0cm" fo:line-height="120%" style:justify-single-word="false" fo:hyphenate="true" fo:hyphenation-remain-char-count="2" fo:hyphenation-push-char-count="2" fo:hyphenation-ladder-count="no-limit" style:page-number="0" fo:text-align="end" style:writing-mode="rl-tb"/>
    </style:style>
    <style:style style:name="p-nopar" style:family="paragraph" style:parent-style-name="Text-body">
      <style:paragraph-properties fo:text-align="justify" style:auto-text-indent="false" fo:margin-top="0.3cm" fo:margin-bottom="0.3cm" style:justify-single-word="false"/>
    </style:style>
    <style:style style:name="p-nopar-rtl" style:family="paragraph" style:parent-style-name="Text-body">
      <style:paragraph-properties style:auto-text-indent="false" fo:margin-top="0.3cm" fo:margin-bottom="0.3cm" style:justify-single-word="false" fo:text-align="end" style:writing-mode="rl-tb"/>
    </style:style>
    <style:style style:name="display-math" style:family="paragraph" style:parent-style-name="Text-body">
      <style:paragraph-properties fo:text-align="center" style:auto-text-indent="false" style:justify-single-word="false"/>
    </style:style>
    <style:style style:name="Inside-itemize" style:family="paragraph" style:parent-style-name="Standard" style:list-style-name="Itemize"/>
    <text:list-style style:name="Itemize">
      <text:list-level-style-bullet text:level="1" text:style-name="Bullet-Symbols" text:bullet-char="•">
        <style:list-level-properties text:space-before="0.15in" text:min-label-distance="0.05in"/>
      </text:list-level-style-bullet>
      <text:list-level-style-bullet text:level="2" text:style-name="Bullet-Symbols" text:bullet-char="-">
        <style:list-level-properties text:space-before="0.35in" text:min-label-distance="0.05in"/>
      </text:list-level-style-bullet>
      <text:list-level-style-bullet text:level="3" text:style-name="Bullet-Symbols" text:bullet-char="⁎">
        <style:list-level-properties text:space-before="0.55in" text:min-label-distance="0.05in"/>
      </text:list-level-style-bullet>
      <text:list-level-style-bullet text:level="4" text:style-name="Bullet-Symbols" text:bullet-char="·">
        <style:list-level-properties text:space-before="0.75in" text:min-label-distance="0.05in"/>
      </text:list-level-style-bullet>
    </text:list-style>
    <style:style style:name="Inside-enumerate" style:family="paragraph" style:parent-style-name="Text-body" style:list-style-name="Enumerate"/>
    <text:list-style style:name="Enumerate">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style:style style:name="Inside-enumerate-rtl" style:family="paragraph" style:list-style-name="Enumerate-rtl">
      <style:paragraph-properties fo:text-align="end" style:justify-single-word="false" style:writing-mode="rl-tb"/>
    </style:style>
    <text:list-style style:name="Enumerate-rtl">
      <text:list-level-style-number text:level="1" text:style-name="Numbering-Symbols" style:num-prefix="" style:num-suffix=".">
        <style:list-level-properties text:space-before="0.15in" style:num-format="1" text:min-label-distance="0.05in"/>
      </text:list-level-style-number>
      <text:list-level-style-number text:level="2" text:style-name="Numbering-Symbols" style:num-prefix="(" style:num-suffix=")">
        <style:list-level-properties text:space-before="0.35in" style:num-format="a" text:min-label-distance="0.05in"/>
      </text:list-level-style-number>
      <text:list-level-style-number text:level="3" text:style-name="Numbering-Symbols" style:num-prefix="" style:num-suffix=".">
        <style:list-level-properties text:space-before="0.6in" style:num-format="i" text:min-label-distance="0.05in"/>
      </text:list-level-style-number>
      <text:list-level-style-number text:level="4" text:style-name="Numbering-Symbols" style:num-prefix="" style:num-suffix=".">
        <style:list-level-properties text:space-before="0.8in" style:num-format="A" text:min-label-distance="0.05in"/>
      </text:list-level-style-number>
    </text:list-style>
    <style:style style:name="dd" style:family="paragraph" style:parent-style-name="Standard">
      <style:paragraph-properties fo:margin-left="0.35in" fo:margin-right="0in" fo:margin-top="0.2cm" fo:margin-bottom="0.2cm" fo:text-indent="0in" style:auto-text-indent="false"/>
    </style:style>
    <style:style style:name="dt" style:family="paragraph" style:parent-style-name="">
      <style:paragraph-properties fo:margin-left="0.1in" fo:margin-right="0in" fo:text-indent="0in" style:auto-text-indent="false"/>
      <style:text-properties fo:font-weight="bold"/>
    </style:style>
    <style:style style:name="dd-2" style:family="paragraph" style:parent-style-name="Standard">
      <style:paragraph-properties fo:margin-left="0.75in" fo:margin-right="0in" fo:margin-top="0.2cm" fo:margin-bottom="0.2cm" fo:text-indent="0inch" style:auto-text-indent="false"/>
    </style:style>
    <style:style style:name="dt-2" style:family="paragraph" style:parent-style-name="">
      <style:paragraph-properties fo:margin-left="0.5in" fo:margin-right="0in" fo:text-indent="0in" style:auto-text-indent="false"/>
      <style:text-properties fo:font-weight="bold"/>
    </style:style>
    <style:style style:name="quote" style:family="paragraph" style:parent-style-name="Text-body" style:next-style-name="Text-body">
      <style:paragraph-properties fo:margin-left="1cm" fo:margin-right="1cm" fo:margin-top="0.199cm" fo:margin-bottom="0.199cm" fo:text-indent="0cm" style:auto-text-indent="false"/>
    </style:style>
    <style:style style:name="quote-trl" style:family="paragraph" style:parent-style-name="Text-body-trl" style:next-style-name="Text-body-trl">
      <style:paragraph-properties fo:margin-left="1cm" fo:margin-right="1cm" fo:margin-top="0.199cm" fo:margin-bottom="0.199cm" fo:text-indent="0cm" style:auto-text-indent="false" fo:text-align="end" style:writing-mode="rl-tb"/>
    </style:style>
    <style:style style:name="begin-env-p" style:family="paragraph">
      <style:paragraph-properties fo:margin-top="2mm" fo:margin-bottom="0mm" fo:line-height="0.1mm"/>
    </style:style>
    <style:style style:name="end-env-p" style:family="paragraph">
      <style:paragraph-properties fo:margin-bottom="2mm" fo:margin-top="0mm" fo:line-height="0.1mm"/>
    </style:style>
    <style:style style:name="Sect1" style:family="section">
      <style:section-properties>
        <style:columns fo:column-count="1" fo:column-gap="0cm">
          <style:column fo:margin-top="0.5cm" fo:margin-left="0cm" fo:margin-right="0cm"/>
        </style:columns>
      </style:section-properties>
    </style:style>
    <style:style style:name="Sect2" style:family="section">
      <style:section-properties>
        <style:columns fo:column-count="0" fo:column-gap="0cm"/>
      </style:section-properties>
    </style:style>
    <style:style style:name="Contents-Heading" style:family="paragraph" style:parent-style-name="Heading" style:class="index">
      <style:paragraph-properties fo:margin-top="0.5cm" fo:margin-bottom="0.2cm" fo:margin-left="0cm" fo:margin-right="0cm" fo:font-size="16pt" fo:font-weight="bold" style:font-size-asian="16pt" style:font-weight-asian="bold" style:font-size-complex="16pt" style:font-weight-complex="bold" fo:text-indent="0cm" style:auto-text-indent="false" text:number-lines="false" text:line-number="0"/>
    </style:style>
    <style:style style:name="Index-Heading" style:family="paragraph" style:parent-style-name="Heading" style:class="index">
      <style:paragraph-properties fo:margin-left="0in" fo:margin-right="0in" fo:font-size="16pt" fo:font-weight="bold" style:font-size-asian="16pt" style:font-weight-asian="bold" style:font-size-complex="16pt" style:font-weight-complex="bold" fo:text-indent="0in" style:auto-text-indent="false" text:number-lines="false" text:line-number="0"/>
    </style:style>
    <style:style style:name="verse" style:family="paragraph" style:parent-style-name="Text-body" style:next-style-name="Text-body">
      <style:paragraph-properties fo:margin-left="1.499cm" fo:margin-right="1cm" fo:margin-top="0.199cm" fo:margin-bottom="0.199cm" fo:text-indent="-0.499cm" style:auto-text-indent="false">
        <style:tab-stops/>
      </style:paragraph-properties>
    </style:style>
    <style:style style:name="verb" style:family="text">
      <style:text-properties fo:font-family="monospace"/>
    </style:style>
    <style:style style:name="obeylines-h" style:family="text">
      <style:text-properties fo:wrap-option="no-wrap"/>
    </style:style>
    <style:style style:name="obeylines-v" style:family="text">
      <style:text-properties fo:wrap-option="no-wrap"/>
    </style:style>
    <style:style style:name="Preformatted-Text" style:family="paragraph" style:parent-style-name="Standard">
      <style:paragraph-properties fo:font-family="monospace" style:font-name="Courier" fo:margin-top="0.2cm" fo:margin-bottom="0.2cm" fo:text-indent="0cm"/>
    </style:style>
    <style:style style:name="Preformatted-Text-rtl" style:family="paragraph" style:parent-style-name="Standard">
      <style:paragraph-properties fo:font-family="monospace" style:font-name="Courier" fo:margin-top="0.2cm" fo:margin-bottom="0.2cm" fo:text-indent="0cm" fo:text-align="end" style:justify-single-word="false" style:writing-mode="rl-tb"/>
    </style:style>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fo:font-style="normal" fo:font-weight="normal" fo:font-size="75%" style:text-position="0% 100%"/>
    </style:style>
    <style:style style:name="texttt" style:family="text">
      <style:text-properties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font-family-generic="swiss" style:font-pitch="variable"/>
    </style:style>
    <style:style style:name="textup" style:family="text">
      <style:text-properties fo:font-weight="normal" style:font-weight-asian="normal" style:font-weight-complex="normal"/>
    </style:style>
    <style:style style:name="overline" style:family="text">
      <style:text-properties style:text-underline="dotted"/>
    </style:style>
    <style:style style:name="underline" style:family="text">
      <style:text-properties style:text-underline="single"/>
    </style:style>
    <style:style style:name="Title" style:family="paragraph" style:parent-style-name="Heading" style:next-style-name="author" style:class="chapter">
      <style:paragraph-properties fo:margin-top="0.42cm" fo:margin-bottom="0.51cm" fo:font-size="20pt" fo:font-weight="normal" style:font-size-asian="18pt" style:font-weight-asian="bold" style:font-size-complex="18pt" style:font-weight-complex="bold" fo:text-align="center" style:justify-single-word="false"/>
    </style:style>
    <style:style style:name="Title-rtl" style:family="paragraph" style:parent-style-name="Heading-rtl" style:next-style-name="author-rtl" style:class="chapter">
      <style:paragraph-properties fo:margin-top="0.42cm" fo:margin-bottom="0.51cm" fo:font-size="20pt" fo:font-weight="normal" style:font-size-asian="18pt" style:font-weight-asian="bold" style:font-size-complex="18pt" style:font-weight-complex="bold" fo:text-align="center" style:justify-single-word="false" style:writing-mode="rl-tb"/>
    </style:style>
    <style:style style:name="author" style:family="paragraph" style:parent-style-name="Text-body" style:next-style-name="date">
      <style:paragraph-properties fo:margin-top="0cm" fo:margin-bottom="0.199cm" fo:font-size="14pt" fo:text-align="center" style:justify-single-word="false"/>
    </style:style>
    <style:style style:name="author-rtl" style:family="paragraph" style:parent-style-name="Text-body-rtl" style:next-style-name="date-rtl">
      <style:paragraph-properties fo:margin-top="0cm" fo:margin-bottom="0.199cm" fo:font-size="14pt" fo:text-align="center" style:justify-single-word="false" style:writing-mode="rl-tb"/>
    </style:style>
    <style:style style:name="date" style:family="paragraph" style:parent-style-name="Text-body" style:next-style-name="Text-body">
      <style:paragraph-properties fo:margin-top="0cm" fo:margin-bottom="0.199cm" fo:font-size="14pt" fo:text-align="center" style:justify-single-word="false"/>
    </style:style>
    <style:style style:name="date-rtl" style:family="paragraph" style:parent-style-name="Text-body" style:next-style-name="Text-body">
      <style:paragraph-properties fo:margin-top="0cm" fo:margin-bottom="0.199cm" fo:font-size="14pt" fo:text-align="center" style:justify-single-word="false" style:writing-mode="rl-tb"/>
    </style:style>
    <style:style style:name="abstract" style:family="paragraph" style:parent-style-name="Text-body" style:next-style-name="Text-body">
      <style:paragraph-properties fo:margin-left="3cm" fo:margin-right="3cm" fo:margin-top="0cm" fo:margin-bottom="0.199cm" fo:font-size="10pt" fo:text-indent="0cm" style:auto-text-indent="false"/>
    </style:style>
    <style:style style:name="abstract-rtl" style:family="paragraph" style:parent-style-name="Text-body-rtl" style:next-style-name="Text-body-rtl">
      <style:paragraph-properties fo:margin-left="3cm" fo:margin-right="3cm" fo:margin-top="0cm" fo:margin-bottom="0.199cm" fo:font-size="10pt" fo:text-indent="0cm" style:auto-text-indent="false" style:writing-mode="rl-tb"/>
    </style:style>
    <style:style style:name="abstract-title" style:family="paragraph" style:parent-style-name="abstract" style:next-style-name="abstract">
      <style:paragraph-properties fo:margin-top="0.499cm" fo:margin-bottom="0cm" fo:font-weight="bold" fo:text-align="center" style:justify-single-word="false"/>
    </style:style>
    <style:style style:name="Contents-1" style:family="paragraph" style:parent-style-name="Index" style:class="index">
      <style:paragraph-properties fo:margin-left="0cm" fo:margin-right="0cm" fo:margin-top="0cm" fo:margin-bottom="0.101cm" fo:font-weight="bold" fo:text-indent="0cm" style:auto-text-indent="false">
        <style:tab-stops>
          <style:tab-stop style:position="16.999cm" style:type="right" style:leader-char="."/>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leader-char="."/>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leader-char="."/>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leader-char="."/>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leader-char="."/>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text-indent="-1cm" fo:margin-right="0cm" style:auto-text-indent="false">
        <style:tab-stops/>
      </style:paragraph-properties>
    </style:style>
    <style:style style:name="quotation" style:family="paragraph" style:parent-style-name="Standard">
      <style:paragraph-properties fo:margin-left="1cm" fo:margin-right="1cm" fo:margin-top="0cm" fo:margin-bottom="0cm" fo:text-indent="0.499cm" style:auto-text-indent="true"/>
    </style:style>
    <style:style style:name="quotation-rtl" style:family="paragraph" style:parent-style-name="Standard">
      <style:paragraph-properties fo:margin-left="1cm" fo:margin-right="1cm" fo:margin-top="0cm" fo:margin-bottom="0cm" fo:text-indent="0.499cm" style:auto-text-indent="true" fo:text-align="end" style:writing-mode="rl-tb"/>
    </style:style>
    <style:style style:name="flushright" style:family="paragraph" style:parent-style-name="Text-body" style:next-style-name="Text-body" style:master-page-name="">
      <style:paragraph-properties fo:margin-top="0.199cm" fo:margin-bottom="0.199cm" fo:text-align="end" style:justify-single-word="false" style:page-number="0"/>
    </style:style>
    <style:style style:name="flushleft" style:family="paragraph" style:parent-style-name="Text-body" style:next-style-name="Text-body">
      <style:paragraph-properties fo:margin-top="0.199cm" fo:margin-bottom="0.199cm" fo:text-align="start" style:justify-single-word="false"/>
    </style:style>
    <style:style style:name="center" style:family="paragraph" style:parent-style-name="Text-body" style:next-style-name="Text-body">
      <style:paragraph-properties fo:margin-top="0.199cm" fo:margin-bottom="0.199cm" fo:text-align="center" style:justify-single-word="false">
        <style:tab-stops/>
      </style:paragraph-properties>
    </style:style>
    <style:style style:name="tabbing" style:family="paragraph" style:parent-style-name="Standard">
      <style:paragraph-properties fo:margin-left="0cm" fo:margin-right="0cm" fo:text-indent="0.5cm" style:auto-text-indent="false"/>
    </style:style>
    <style:style style:name="part" style:family="paragraph" style:parent-style-name="Heading" style:next-style-name="Text-body" style:list-style-name="part">
      <style:paragraph-properties fo:margin-top="0.52cm" fo:margin-bottom="0.21cm" fo:font-size="18pt"/>
    </style:style>
    <style:style style:name="Heading-1" style:family="paragraph" style:parent-style-name="Heading" style:next-style-name="Text-body" style:class="text">
      <style:paragraph-properties fo:font-size="17.2999992370605pt" fo:font-weight="bold" style:font-size-asian="115%" style:font-weight-asian="bold" style:font-size-complex="115%" style:font-weight-complex="bold"/>
    </style:style>
    <style:style style:name="Heading-1-rtl" style:family="paragraph" style:parent-style-name="Heading-rtl" style:next-style-name="Text-body-rtl" style:class="text">
      <style:paragraph-properties fo:font-size="17.2999992370605pt" fo:font-weight="bold" style:font-size-asian="115%" style:font-weight-asian="bold" style:font-size-complex="115%" style:font-weight-complex="bold" fo:text-align="end" style:justify-single-word="false" style:writing-mode="rl-tb"/>
    </style:style>
    <style:style style:name="Heading-2" style:family="paragraph" style:parent-style-name="Heading" style:next-style-name="Text-body" style:class="text">
      <style:paragraph-properties fo:font-size="14.3999996185303pt" style:font-size-complex="14pt" style:font-style-complex="italic" style:font-weight-complex="bold" fo:margin-top="0.42cm" fo:margin-bottom="0cm"/>
    </style:style>
    <style:style style:name="Heading-2-rtl" style:family="paragraph" style:parent-style-name="Heading" style:next-style-name="Text-body" style:class="text">
      <style:paragraph-properties fo:font-size="14.3999996185303pt" style:font-size-complex="14pt" style:font-style-complex="italic" style:font-weight-complex="bold" fo:margin-top="0.42cm" fo:margin-bottom="0cm" fo:text-align="end" style:justify-single-word="false" style:writing-mode="rl-tb"/>
    </style:style>
    <style:style style:name="Heading-3" style:family="paragraph" style:parent-style-name="Heading" style:next-style-name="Text-body" style:class="text">
      <style:paragraph-properties fo:font-size="12pt" fo:font-weight="bold" style:font-size-asian="14pt" style:font-weight-asian="bold" style:font-size-complex="14pt" style:font-weight-complex="bold"/>
    </style:style>
    <style:style style:name="Heading-3-rtl" style:family="paragraph" style:parent-style-name="Heading-rtl" style:next-style-name="Text-body-rtl" style:class="text">
      <style:paragraph-properties fo:font-size="12pt" fo:font-weight="bold" style:font-size-asian="14pt" style:font-weight-asian="bold" style:font-size-complex="14pt" style:font-weight-complex="bold" fo:text-align="end" style:justify-single-word="false" style:writing-mode="rl-tb"/>
    </style:style>
    <style:style style:name="Heading-4" style:family="paragraph" style:parent-style-name="Heading" style:next-style-name="Text-body" style:class="text">
      <style:paragraph-properties fo:font-size="12pt" fo:font-weight="bold" fo:margin-top="0.42cm" fo:margin-bottom="0cm" style:font-size-complex="85%" style:font-style-complex="italic" style:font-weight-complex="bold"/>
    </style:style>
    <style:style style:name="Heading-4-rtl" style:family="paragraph" style:parent-style-name="Heading-rtl" style:next-style-name="Text-body-rtl" style:class="text">
      <style:paragraph-properties fo:font-size="12pt" fo:font-weight="bold" fo:margin-top="0.42cm" fo:margin-bottom="0cm" style:font-size-complex="85%" style:font-style-complex="italic" style:font-weight-complex="bold"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style:style>
    <style:style style:name="Heading-5-rtl" style:family="paragraph" style:parent-style-name="Heading" style:next-style-name="Text-body" style:class="text">
      <style:paragraph-properties fo:margin-left="0cm" fo:margin-right="0cm" fo:margin-top="0.42cm" fo:margin-bottom="0cm" fo:font-size="12pt" fo:font-style="italic" fo:font-weight="normal" style:font-size-complex="85%" style:font-weight-complex="bold" fo:text-indent="0cm" style:auto-text-indent="false" fo:text-align="end" style:justify-single-word="false" style:writing-mode="rl-tb"/>
    </style:style>
    <style:style style:name="Heading-6"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6-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7"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7-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8"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8-rtl" style:family="paragraph" style:parent-style-name="Heading-rtl" style:next-style-name="Text-body-rtl" style:class="text">
      <style:paragraph-properties fo:font-size="75%" fo:font-weight="bold" style:font-size-asian="75%" style:font-weight-asian="bold" style:font-size-complex="75%" style:font-weight-complex="bold" fo:text-align="end" style:justify-single-word="false" style:writing-mode="rl-tb"/>
    </style:style>
    <style:style style:name="Heading-9"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9-rtl" style:family="paragraph" style:parent-style-name="Heading" style:next-style-name="Text-body" style:class="text">
      <style:paragraph-properties fo:font-size="75%" fo:font-weight="bold" style:font-size-asian="75%" style:font-weight-asian="bold" style:font-size-complex="75%" style:font-weight-complex="bold" fo:text-align="end" style:justify-single-word="false" style:writing-mode="rl-tb"/>
    </style:style>
    <style:style style:name="Heading-10" style:family="paragraph" style:parent-style-name="Heading" style:next-style-name="Text-body" style:class="text">
      <style:paragraph-properties fo:font-size="75%" fo:font-weight="bold" style:font-size-asian="75%" style:font-weight-asian="bold" style:font-size-complex="75%" style:font-weight-complex="bold"/>
    </style:style>
    <style:style style:name="Heading-10-rtl" style:family="paragraph" style:parent-style-name="Heading-rtl" style:next-style-name="Text-body-rtl" style:class="text">
      <style:paragraph-properties fo:font-size="75%" fo:font-weight="bold" style:font-size-asian="75%" style:font-weight-asian="bold" style:font-size-complex="75%" style:font-weight-complex="bold"/>
    </style:style>
  </office:styles>
  <office:master-styles>
    <style:master-page style:name="Standard" style:page-layout-name="Standard-page-layout"/>
  </office:master-styles>
</office:document-styles>
</file>

<file path=meta.xml><?xml version="1.0" encoding="utf-8"?>
<!DOCTYPE document-meta  PUBLIC '-//OpenOffice.org//DTD OfficeDocument 2.0//EN'  'office.dtd'>
<office:document-meta xmlns:office="urn:oasis:names:tc:opendocument:xmlns:office:1.0" xmlns:xlink="http://www.w3.org/1999/xlink" xmlns:dc="http://purl.org/dc/elements/1.1/" xmlns:meta="urn:oasis:names:tc:opendocument:xmlns:meta:1.0" xmlns:ooo="http://openoffice.org/2004/office" office:version="1.0">
  <office:meta>
    <meta:initial-creator>TeX4ht from GSB-site-doc.tex, options: xhtml,ooffice,html,refcaption 
(http://www.cse.ohio-state.edu/~gurari/TeX4ht/)  
</meta:initial-creator>
    <meta:generator>TeX4ht from GSB-site-doc.tex, options: xhtml,ooffice,html,refcaption 
(http://www.cse.ohio-state.edu/~gurari/TeX4ht/)  
</meta:generator>
    <meta:creation-date>2008-01-01 16:18:00</meta:creation-date>
    <dc:date>2008-01-01 16:18:00</dc:date>
  </office:meta>
</office:document-meta>
</file>